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68" officeooo:paragraph-rsid="0013cf68"/>
    </style:style>
    <style:style style:name="P2" style:family="paragraph" style:parent-style-name="Standard">
      <style:text-properties officeooo:rsid="0015b3fd" officeooo:paragraph-rsid="0015b3fd"/>
    </style:style>
    <style:style style:name="P3" style:family="paragraph" style:parent-style-name="Standard">
      <style:text-properties officeooo:rsid="0015baee" officeooo:paragraph-rsid="0015baee"/>
    </style:style>
    <style:style style:name="P4" style:family="paragraph" style:parent-style-name="Standard">
      <style:text-properties officeooo:rsid="0015baee" officeooo:paragraph-rsid="0015f11d"/>
    </style:style>
    <style:style style:name="P5" style:family="paragraph" style:parent-style-name="Standard">
      <style:text-properties officeooo:rsid="001733b4" officeooo:paragraph-rsid="001733b4"/>
    </style:style>
    <style:style style:name="T1" style:family="text">
      <style:text-properties officeooo:rsid="00146bff"/>
    </style:style>
    <style:style style:name="T2" style:family="text">
      <style:text-properties officeooo:rsid="0015f11d"/>
    </style:style>
    <style:style style:name="T3" style:family="text">
      <style:text-properties officeooo:rsid="00173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NS</text:p>
      <text:p text:style-name="P1"/>
      <text:p text:style-name="P1">set starting time</text:p>
      <text:p text:style-name="P1">set best obj overall to max integer</text:p>
      <text:p text:style-name="P1"/>
      <text:p text:style-name="P1">Set T0 and Tf <text:span text:style-name="T1">for simmulated annealing</text:span></text:p>
      <text:p text:style-name="P1"/>
      <text:p text:style-name="P1">for each run</text:p>
      <text:p text:style-name="P1">choose a seed</text:p>
      <text:p text:style-name="P1"/>
      <text:p text:style-name="P1">create initial solution</text:p>
      <text:p text:style-name="P1"/>
      <text:p text:style-name="P1">calculate objective</text:p>
      <text:p text:style-name="P1"/>
      <text:p text:style-name="P1">set global&amp;local best solution to initial objective</text:p>
      <text:p text:style-name="P1"/>
      <text:p text:style-name="P1">(Save results in a table)</text:p>
      <text:p text:style-name="P1"/>
      <text:p text:style-name="P2">initialize cooling schedule for run</text:p>
      <text:p text:style-name="P2"/>
      <text:p text:style-name="P3">repeat until end criteria</text:p>
      <text:p text:style-name="P3"/>
      <text:p text:style-name="P3"><text:tab/><text:span text:style-name="T3">start</text:span> <text:span text:style-name="T2">segment (100 times)</text:span></text:p>
      <text:p text:style-name="P3"><text:tab/></text:p>
      <text:p text:style-name="P3"><text:tab/>reset operator probabilites </text:p>
      <text:p text:style-name="P3"/>
      <text:p text:style-name="P3"><text:tab/>set current solution equal to initial solution</text:p>
      <text:p text:style-name="P3"/>
      <text:p text:style-name="P3"><text:tab/>select operator based on probability</text:p>
      <text:p text:style-name="P3"/>
      <text:p text:style-name="P3"><text:tab/>apply operator</text:p>
      <text:p text:style-name="P3"><text:tab/></text:p>
      <text:p text:style-name="P3"><text:tab/>if objective is better than best objective</text:p>
      <text:p text:style-name="P3"><text:tab/><text:tab/>update best solution</text:p>
      <text:p text:style-name="P4"><text:tab/>if I accept <text:span text:style-name="T2">current</text:span> solution</text:p>
      <text:p text:style-name="P4"><text:tab/><text:tab/>set <text:span text:style-name="T2">current </text:span>as initial solution</text:p>
      <text:p text:style-name="P4"><text:tab/><text:span text:style-name="T3">end segment</text:span></text:p>
      <text:p text:style-name="P5"><text:tab/></text:p>
      <text:p text:style-name="P5"><text:tab/>update scores</text:p>
      <text:p text:style-name="P5"/>
      <text:p text:style-name="P5"><text:tab/>start next segment</text:p>
      <text:p text:style-name="P4"/>
      <text:p text:style-name="P3"><text:tab/><text:tab/></text:p>
      <text:p text:style-name="P3"/>
      <text:p text:style-name="P3"><text:tab/></text:p>
      <text:p text:style-name="P3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1:23:08.919345630</meta:creation-date>
    <dc:date>2019-04-12T03:26:19.267634332</dc:date>
    <meta:editing-duration>PT22M</meta:editing-duration>
    <meta:editing-cycles>1</meta:editing-cycles>
    <meta:document-statistic meta:table-count="0" meta:image-count="0" meta:object-count="0" meta:page-count="1" meta:paragraph-count="30" meta:word-count="98" meta:character-count="630" meta:non-whitespace-character-count="534"/>
    <meta:generator>LibreOffice/6.0.7.3$Linux_X86_64 LibreOffice_project/00m0$Build-3</meta:generator>
  </office:meta>
</office:document-meta>
</file>